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2pt" style:font-size-asian="12pt"/>
    </style:style>
    <style:style style:name="P2" style:parent-style-name="Normal" style:family="paragraph">
      <style:text-properties fo:font-size="18pt" style:font-size-asian="18pt"/>
    </style:style>
    <style:style style:name="P3" style:parent-style-name="Normal" style:family="paragraph">
      <style:text-properties fo:font-size="12pt" style:font-size-asian="12pt"/>
    </style:style>
    <style:style style:name="P4" style:parent-style-name="Normal" style:family="paragraph">
      <style:text-properties fo:font-size="12pt" style:font-size-asian="12pt"/>
    </style:style>
    <style:style style:name="P5" style:parent-style-name="Normal" style:family="paragraph">
      <style:text-properties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size="12pt" style:font-size-asian="12pt"/>
    </style:style>
    <style:style style:name="P8" style:parent-style-name="Normal"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size="12pt" style:font-size-asian="12pt"/>
    </style:style>
    <style:style style:name="P11" style:parent-style-name="Normal" style:family="paragraph">
      <style:text-properties fo:font-size="12pt" style:font-size-asian="12pt"/>
    </style:style>
    <style:style style:name="P12" style:parent-style-name="Normal" style:family="paragraph">
      <style:text-properties fo:font-size="12pt" style:font-size-asian="12pt"/>
    </style:style>
    <style:style style:name="P13" style:parent-style-name="Normal" style:family="paragraph">
      <style:text-properties fo:font-size="12pt" style:font-size-asian="12pt"/>
    </style:style>
    <style:style style:name="P14" style:parent-style-name="Normal" style:family="paragraph">
      <style:text-properties fo:font-size="20pt" style:font-size-asian="20pt"/>
    </style:style>
    <style:style style:name="P15" style:parent-style-name="Normal" style:family="paragraph">
      <style:text-properties fo:font-size="12pt" style:font-size-asian="12pt"/>
    </style:style>
    <style:style style:name="P16" style:parent-style-name="Normal" style:family="paragraph">
      <style:text-properties fo:font-size="12pt" style:font-size-asian="12pt"/>
    </style:style>
    <style:style style:name="P17" style:parent-style-name="Normal" style:family="paragraph">
      <style:text-properties fo:font-size="12pt" style:font-size-asian="12pt"/>
    </style:style>
    <style:style style:name="P18" style:parent-style-name="Normal" style:family="paragraph">
      <style:text-properties fo:font-size="12pt" style:font-size-asian="12pt"/>
    </style:style>
    <style:style style:name="P19" style:parent-style-name="Normal" style:family="paragraph">
      <style:text-properties fo:font-size="12pt" style:font-size-asian="12pt"/>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size="12pt" style:font-size-asian="12pt"/>
    </style:style>
    <style:style style:name="P23" style:parent-style-name="Normal" style:family="paragraph">
      <style:text-properties fo:font-size="12pt" style:font-size-asian="12pt"/>
    </style:style>
    <style:style style:name="P24" style:parent-style-name="Normal" style:family="paragraph">
      <style:text-properties fo:font-size="12pt" style:font-size-asian="12pt"/>
    </style:style>
    <style:style style:name="P25" style:parent-style-name="Normal" style:family="paragraph">
      <style:text-properties fo:font-size="12pt" style:font-size-asian="12pt"/>
    </style:style>
    <style:style style:name="P26" style:parent-style-name="Normal" style:family="paragraph">
      <style:text-properties fo:font-size="12pt" style:font-size-asian="12pt"/>
    </style:style>
    <style:style style:name="P27" style:parent-style-name="Normal" style:family="paragraph">
      <style:text-properties fo:font-size="28pt" style:font-size-asian="28pt"/>
    </style:style>
    <style:style style:name="P28" style:parent-style-name="Normal" style:family="paragraph">
      <style:text-properties fo:font-size="28pt" style:font-size-asian="28pt"/>
    </style:style>
    <style:style style:name="P29" style:parent-style-name="Normal" style:family="paragraph">
      <style:text-properties fo:font-size="28pt" style:font-size-asian="28pt"/>
    </style:style>
    <style:style style:name="P30" style:parent-style-name="Normal" style:family="paragraph">
      <style:text-properties fo:font-size="28pt" style:font-size-asian="28pt"/>
    </style:style>
    <style:style style:name="P31" style:parent-style-name="Normal" style:family="paragraph">
      <style:text-properties fo:font-size="28pt" style:font-size-asian="28pt"/>
    </style:style>
    <style:style style:name="P32" style:parent-style-name="Normal" style:family="paragraph">
      <style:text-properties fo:font-size="28pt" style:font-size-asian="28pt"/>
    </style:style>
    <style:style style:name="P33" style:parent-style-name="Normal" style:family="paragraph">
      <style:text-properties fo:font-size="28pt" style:font-size-asian="28pt"/>
    </style:style>
    <style:style style:name="P34" style:parent-style-name="Normal" style:family="paragraph">
      <style:text-properties fo:font-size="28pt" style:font-size-asian="28pt"/>
    </style:style>
    <style:style style:name="P35" style:parent-style-name="Normal" style:family="paragraph">
      <style:text-properties fo:font-size="28pt" style:font-size-asian="28pt"/>
    </style:style>
    <style:style style:name="P36" style:parent-style-name="Normal" style:family="paragraph">
      <style:text-properties fo:font-size="28pt" style:font-size-asian="28pt"/>
    </style:style>
    <style:style style:name="P37" style:parent-style-name="Normal" style:family="paragraph">
      <style:text-properties fo:font-size="28pt" style:font-size-asian="28pt"/>
    </style:style>
    <style:style style:name="P38" style:parent-style-name="Normal" style:family="paragraph">
      <style:text-properties fo:font-size="28pt" style:font-size-asian="28pt"/>
    </style:style>
    <style:style style:name="P39" style:parent-style-name="Normal" style:family="paragraph">
      <style:text-properties fo:font-size="12pt" style:font-size-asian="12pt"/>
    </style:style>
    <style:style style:name="P40" style:parent-style-name="Normal" style:family="paragraph">
      <style:text-properties fo:font-size="16pt" style:font-size-asian="16pt"/>
    </style:style>
    <style:style style:name="TableColumn42" style:family="table-column">
      <style:table-column-properties style:column-width="2.0868in"/>
    </style:style>
    <style:style style:name="TableColumn43" style:family="table-column">
      <style:table-column-properties style:column-width="2.0868in"/>
    </style:style>
    <style:style style:name="TableColumn44" style:family="table-column">
      <style:table-column-properties style:column-width="2.0875in"/>
    </style:style>
    <style:style style:name="Table41" style:family="table">
      <style:table-properties style:width="6.2611in" fo:margin-left="0in" table:align="lef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size="14pt" style:font-size-asian="14pt" style:font-size-complex="14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size="14pt" style:font-size-asian="14pt" style:font-size-complex="14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size="14pt" style:font-size-asian="14pt" style:font-size-complex="14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fo:font-size="14pt" style:font-size-asian="14pt" style:font-size-complex="14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end" fo:margin-bottom="0in" fo:line-height="100%"/>
      <style:text-properties fo:font-size="14pt" style:font-size-asian="14pt" style:font-size-complex="14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end" fo:margin-bottom="0in" fo:line-height="100%"/>
      <style:text-properties fo:font-size="14pt" style:font-size-asian="14pt" style:font-size-complex="14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fo:font-size="14pt" style:font-size-asian="14pt" style:font-size-complex="14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end" fo:margin-bottom="0in" fo:line-height="100%"/>
      <style:text-properties fo:font-size="14pt" style:font-size-asian="14pt" style:font-size-complex="14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end" fo:margin-bottom="0in" fo:line-height="100%"/>
      <style:text-properties fo:font-size="14pt" style:font-size-asian="14pt" style:font-size-complex="14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4pt" style:font-size-asian="14pt" style:font-size-complex="14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end" fo:margin-bottom="0in" fo:line-height="100%"/>
      <style:text-properties fo:font-size="14pt" style:font-size-asian="14pt" style:font-size-complex="14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end" fo:margin-bottom="0in" fo:line-height="100%"/>
      <style:text-properties fo:font-size="14pt" style:font-size-asian="14pt" style:font-size-complex="14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font-size="14pt" style:font-size-asian="14pt" style:font-size-complex="14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end" fo:margin-bottom="0in" fo:line-height="100%"/>
      <style:text-properties fo:font-size="14pt" style:font-size-asian="14pt" style:font-size-complex="14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end" fo:margin-bottom="0in" fo:line-height="100%"/>
      <style:text-properties fo:font-size="14pt" style:font-size-asian="14pt" style:font-size-complex="14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size="14pt" style:font-size-asian="14pt" style:font-size-complex="14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end" fo:margin-bottom="0in" fo:line-height="100%"/>
      <style:text-properties fo:font-size="14pt" style:font-size-asian="14pt" style:font-size-complex="14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end" fo:margin-bottom="0in" fo:line-height="100%"/>
      <style:text-properties fo:font-size="14pt" style:font-size-asian="14pt" style:font-size-complex="14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fo:font-size="14pt" style:font-size-asian="14pt" style:font-size-complex="14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end" fo:margin-bottom="0in" fo:line-height="100%"/>
      <style:text-properties fo:font-size="14pt" style:font-size-asian="14pt" style:font-size-complex="14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end" fo:margin-bottom="0in" fo:line-height="100%"/>
      <style:text-properties fo:font-size="14pt" style:font-size-asian="14pt" style:font-size-complex="14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fo:font-size="14pt" style:font-size-asian="14pt" style:font-size-complex="14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end" fo:margin-bottom="0in" fo:line-height="100%"/>
      <style:text-properties fo:font-size="14pt" style:font-size-asian="14pt" style:font-size-complex="14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end" fo:margin-bottom="0in" fo:line-height="100%"/>
      <style:text-properties fo:font-size="14pt" style:font-size-asian="14pt" style:font-size-complex="14pt"/>
    </style:style>
    <style:style style:name="P101" style:parent-style-name="Normal" style:family="paragraph">
      <style:text-properties fo:font-size="16pt" style:font-size-asian="16pt"/>
    </style:style>
    <style:style style:name="P102" style:parent-style-name="Normal" style:family="paragraph">
      <style:text-properties fo:font-size="16pt" style:font-size-asian="16pt"/>
    </style:style>
    <style:style style:name="P103" style:parent-style-name="Normal" style:family="paragraph">
      <style:text-properties fo:font-size="16pt" style:font-size-asian="16pt"/>
    </style:style>
    <style:style style:name="P104" style:parent-style-name="Normal" style:family="paragraph">
      <style:text-properties fo:font-size="16pt" style:font-size-asian="16pt"/>
    </style:style>
    <style:style style:name="P105" style:parent-style-name="Normal" style:family="paragraph">
      <style:text-properties fo:font-size="16pt" style:font-size-asian="16pt"/>
    </style:style>
    <style:style style:name="TableColumn107" style:family="table-column">
      <style:table-column-properties style:column-width="2.0868in"/>
    </style:style>
    <style:style style:name="TableColumn108" style:family="table-column">
      <style:table-column-properties style:column-width="2.0868in"/>
    </style:style>
    <style:style style:name="TableColumn109" style:family="table-column">
      <style:table-column-properties style:column-width="2.0868in"/>
    </style:style>
    <style:style style:name="Table106" style:family="table">
      <style:table-properties style:width="6.2604in" fo:margin-left="0in" table:align="lef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font-size="14pt" style:font-size-asian="14pt" style:font-size-complex="14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font-size="14pt" style:font-size-asian="14pt" style:font-size-complex="14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font-size="14pt" style:font-size-asian="14pt" style:font-size-complex="14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fo:font-size="14pt" style:font-size-asian="14pt" style:font-size-complex="14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end" fo:margin-bottom="0in" fo:line-height="100%"/>
      <style:text-properties fo:font-size="14pt" style:font-size-asian="14pt" style:font-size-complex="14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end" fo:margin-bottom="0in" fo:line-height="100%"/>
      <style:text-properties fo:font-size="14pt" style:font-size-asian="14pt" style:font-size-complex="14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fo:font-size="14pt" style:font-size-asian="14pt" style:font-size-complex="14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end" fo:margin-bottom="0in" fo:line-height="100%"/>
      <style:text-properties fo:font-size="14pt" style:font-size-asian="14pt" style:font-size-complex="14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end" fo:margin-bottom="0in" fo:line-height="100%"/>
      <style:text-properties fo:font-size="14pt" style:font-size-asian="14pt" style:font-size-complex="14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size="14pt" style:font-size-asian="14pt" style:font-size-complex="14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end" fo:margin-bottom="0in" fo:line-height="100%"/>
      <style:text-properties fo:font-size="14pt" style:font-size-asian="14pt" style:font-size-complex="14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end" fo:margin-bottom="0in" fo:line-height="100%"/>
      <style:text-properties fo:font-size="14pt" style:font-size-asian="14pt" style:font-size-complex="14p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font-size="14pt" style:font-size-asian="14pt" style:font-size-complex="14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end" fo:margin-bottom="0in" fo:line-height="100%"/>
      <style:text-properties fo:font-size="14pt" style:font-size-asian="14pt" style:font-size-complex="14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end" fo:margin-bottom="0in" fo:line-height="100%"/>
      <style:text-properties fo:font-size="14pt" style:font-size-asian="14pt" style:font-size-complex="14p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size="14pt" style:font-size-asian="14pt" style:font-size-complex="14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end" fo:margin-bottom="0in" fo:line-height="100%"/>
      <style:text-properties fo:font-size="14pt" style:font-size-asian="14pt" style:font-size-complex="14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end" fo:margin-bottom="0in" fo:line-height="100%"/>
      <style:text-properties fo:font-size="14pt" style:font-size-asian="14pt" style:font-size-complex="14p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size="14pt" style:font-size-asian="14pt" style:font-size-complex="14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end" fo:margin-bottom="0in" fo:line-height="100%"/>
      <style:text-properties fo:font-size="14pt" style:font-size-asian="14pt" style:font-size-complex="14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end" fo:margin-bottom="0in" fo:line-height="100%"/>
      <style:text-properties fo:font-size="14pt" style:font-size-asian="14pt" style:font-size-complex="14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font-size="14pt" style:font-size-asian="14pt" style:font-size-complex="14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end" fo:margin-bottom="0in" fo:line-height="100%"/>
      <style:text-properties fo:font-size="14pt" style:font-size-asian="14pt" style:font-size-complex="14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end" fo:margin-bottom="0in" fo:line-height="100%"/>
      <style:text-properties fo:font-size="14pt" style:font-size-asian="14pt" style:font-size-complex="14pt"/>
    </style:style>
    <style:style style:name="P166" style:parent-style-name="Normal" style:family="paragraph">
      <style:text-properties fo:font-size="16pt" style:font-size-asian="16pt"/>
    </style:style>
    <style:style style:name="TableColumn168" style:family="table-column">
      <style:table-column-properties style:column-width="2.0868in"/>
    </style:style>
    <style:style style:name="TableColumn169" style:family="table-column">
      <style:table-column-properties style:column-width="2.0868in"/>
    </style:style>
    <style:style style:name="TableColumn170" style:family="table-column">
      <style:table-column-properties style:column-width="2.0868in"/>
    </style:style>
    <style:style style:name="Table167" style:family="table">
      <style:table-properties style:width="6.2604in" fo:margin-left="0in" table:align="lef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font-size="14pt" style:font-size-asian="14pt" style:font-size-complex="14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fo:font-size="14pt" style:font-size-asian="14pt" style:font-size-complex="14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fo:font-size="14pt" style:font-size-asian="14pt" style:font-size-complex="14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font-size="14pt" style:font-size-asian="14pt" style:font-size-complex="14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end" fo:margin-bottom="0in" fo:line-height="100%"/>
      <style:text-properties fo:font-size="14pt" style:font-size-asian="14pt" style:font-size-complex="14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end" fo:margin-bottom="0in" fo:line-height="100%"/>
      <style:text-properties fo:font-size="14pt" style:font-size-asian="14pt" style:font-size-complex="14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font-size="14pt" style:font-size-asian="14pt" style:font-size-complex="14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end" fo:margin-bottom="0in" fo:line-height="100%"/>
      <style:text-properties fo:font-size="14pt" style:font-size-asian="14pt" style:font-size-complex="14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end" fo:margin-bottom="0in" fo:line-height="100%"/>
      <style:text-properties fo:font-size="14pt" style:font-size-asian="14pt" style:font-size-complex="14p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size="14pt" style:font-size-asian="14pt" style:font-size-complex="14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end" fo:margin-bottom="0in" fo:line-height="100%"/>
      <style:text-properties fo:font-size="14pt" style:font-size-asian="14pt" style:font-size-complex="14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end" fo:margin-bottom="0in" fo:line-height="100%"/>
      <style:text-properties fo:font-size="14pt" style:font-size-asian="14pt" style:font-size-complex="14p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fo:font-size="14pt" style:font-size-asian="14pt" style:font-size-complex="14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end" fo:margin-bottom="0in" fo:line-height="100%"/>
      <style:text-properties fo:font-size="14pt" style:font-size-asian="14pt" style:font-size-complex="14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end" fo:margin-bottom="0in" fo:line-height="100%"/>
      <style:text-properties fo:font-size="14pt" style:font-size-asian="14pt" style:font-size-complex="14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fo:font-size="14pt" style:font-size-asian="14pt" style:font-size-complex="14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end" fo:margin-bottom="0in" fo:line-height="100%"/>
      <style:text-properties fo:font-size="14pt" style:font-size-asian="14pt" style:font-size-complex="14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end" fo:margin-bottom="0in" fo:line-height="100%"/>
      <style:text-properties fo:font-size="14pt" style:font-size-asian="14pt" style:font-size-complex="14p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font-size="14pt" style:font-size-asian="14pt" style:font-size-complex="14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end" fo:margin-bottom="0in" fo:line-height="100%"/>
      <style:text-properties fo:font-size="14pt" style:font-size-asian="14pt" style:font-size-complex="14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end" fo:margin-bottom="0in" fo:line-height="100%"/>
      <style:text-properties fo:font-size="14pt" style:font-size-asian="14pt" style:font-size-complex="14p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fo:font-size="14pt" style:font-size-asian="14pt" style:font-size-complex="14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end" fo:margin-bottom="0in" fo:line-height="100%"/>
      <style:text-properties fo:font-size="14pt" style:font-size-asian="14pt" style:font-size-complex="14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end" fo:margin-bottom="0in" fo:line-height="100%"/>
      <style:text-properties fo:font-size="14pt" style:font-size-asian="14pt" style:font-size-complex="14pt"/>
    </style:style>
    <style:style style:name="P227" style:parent-style-name="Normal" style:family="paragraph">
      <style:text-properties fo:font-size="28pt" style:font-size-asian="28pt"/>
    </style:style>
    <style:style style:name="P228" style:parent-style-name="Normal" style:family="paragraph">
      <style:text-properties fo:font-size="12pt" style:font-size-asian="12pt"/>
    </style:style>
    <style:style style:name="P229" style:parent-style-name="Normal" style:family="paragraph">
      <style:text-properties fo:font-size="12pt" style:font-size-asian="12pt"/>
    </style:style>
    <style:style style:name="P230" style:parent-style-name="Normal" style:family="paragraph">
      <style:text-properties fo:font-size="12pt" style:font-size-asian="12pt"/>
    </style:style>
    <style:style style:name="P231" style:parent-style-name="Normal" style:family="paragraph">
      <style:text-properties fo:font-size="12pt" style:font-size-asian="12pt"/>
    </style:style>
    <style:style style:name="P232" style:parent-style-name="Normal" style:family="paragraph">
      <style:text-properties fo:font-size="12pt" style:font-size-asian="12pt"/>
    </style:style>
    <style:style style:name="P233" style:parent-style-name="Normal" style:family="paragraph">
      <style:text-properties fo:font-size="28pt" style:font-size-asian="28pt"/>
    </style:style>
    <style:style style:name="P234" style:parent-style-name="Normal" style:family="paragraph">
      <style:text-properties fo:font-size="28pt" style:font-size-asian="28pt"/>
    </style:style>
    <style:style style:name="P235" style:parent-style-name="Normal" style:family="paragraph">
      <style:text-properties fo:font-size="28pt" style:font-size-asian="28pt"/>
    </style:style>
    <style:style style:name="P236" style:parent-style-name="Normal" style:family="paragraph">
      <style:text-properties fo:font-size="28pt" style:font-size-asian="28pt"/>
    </style:style>
    <style:style style:name="P237" style:parent-style-name="Normal" style:family="paragraph">
      <style:text-properties fo:font-size="28pt" style:font-size-asian="28pt"/>
    </style:style>
    <style:style style:name="P238" style:parent-style-name="Normal" style:family="paragraph">
      <style:text-properties fo:font-size="28pt" style:font-size-asian="28pt"/>
    </style:style>
    <style:style style:name="P239" style:parent-style-name="Normal" style:family="paragraph">
      <style:text-properties fo:font-size="28pt" style:font-size-asian="28pt"/>
    </style:style>
    <style:style style:name="P240" style:parent-style-name="Normal" style:family="paragraph">
      <style:text-properties fo:font-size="12pt" style:font-size-asian="12pt"/>
    </style:style>
    <style:style style:name="P241" style:parent-style-name="Normal" style:family="paragraph">
      <style:text-properties fo:font-size="12pt" style:font-size-asian="12pt"/>
    </style:style>
    <style:style style:name="P242" style:parent-style-name="Normal" style:family="paragraph">
      <style:text-properties fo:font-size="12pt" style:font-size-asian="12pt"/>
    </style:style>
    <style:style style:name="P243" style:parent-style-name="Normal" style:family="paragraph">
      <style:text-properties fo:font-size="12pt" style:font-size-asian="12pt"/>
    </style:style>
    <style:style style:name="P244" style:parent-style-name="Normal" style:family="paragraph">
      <style:text-properties fo:font-size="12pt" style:font-size-asian="12pt"/>
    </style:style>
    <style:style style:name="P245" style:parent-style-name="Normal" style:family="paragraph">
      <style:text-properties fo:font-size="12pt" style:font-size-asian="12pt"/>
    </style:style>
    <style:style style:name="P246" style:parent-style-name="Normal" style:family="paragraph">
      <style:text-properties fo:font-size="12pt" style:font-size-asian="12pt"/>
    </style:style>
    <style:style style:name="P247" style:parent-style-name="Normal" style:family="paragraph">
      <style:text-properties fo:font-size="12pt" style:font-size-asian="12pt"/>
    </style:style>
    <style:style style:name="P248" style:parent-style-name="Normal" style:family="paragraph">
      <style:text-properties fo:font-size="12pt" style:font-size-asian="12pt"/>
    </style:style>
    <style:style style:name="P249" style:parent-style-name="Normal" style:family="paragraph">
      <style:text-properties fo:font-size="12pt" style:font-size-asian="12pt"/>
    </style:style>
    <style:style style:name="P250" style:parent-style-name="Normal" style:family="paragraph">
      <style:text-properties fo:font-size="12pt" style:font-size-asian="12pt"/>
    </style:style>
    <style:style style:name="T251" style:parent-style-name="Hyperlink" style:family="text">
      <style:text-properties fo:font-size="12pt" style:font-size-asian="12pt"/>
    </style:style>
    <style:style style:name="T252" style:parent-style-name="Hyperlink" style:family="text">
      <style:text-properties fo:font-size="12pt" style:font-size-asian="12pt"/>
    </style:style>
    <style:style style:name="P253" style:parent-style-name="Normal" style:family="paragraph">
      <style:text-properties style:font-name="Arial" style:font-name-complex="Arial" fo:color="#222222" fo:font-size="9.5pt" style:font-size-asian="9.5pt" style:font-size-complex="9.5pt" fo:background-color="#FFFFFF"/>
    </style:style>
  </office:automatic-styles>
  <office:body>
    <office:text text:use-soft-page-breaks="true">
      <text:p text:style-name="P1"/>
      <text:p text:style-name="P2">Coupling and Cohesion(5mks)</text:p>
      <text:p text:style-name="P3">Coupling is the measure of the strength of association established by a connection of one module to another. Strong coupling complicates a system, since a<text:s/>module is harder to understand, change or correct by itself if it is depended on other modules. Coupling is often contrasted with cohesion as low coupling usually correlates with high cohesion, and high coupling usually means low cohesion. Low coupling is<text:s/>often a sign of a well-designed system, and when combined with high cohesion, supports the goal of high readability and maintainability.<text:s/></text:p>
      <text:p text:style-name="P4">There are multiple types of coupling, Interaction coupling; a measure of the number of message types an object sends to other objects and the number of parameters passed with these message types, and Inheritance coupling; describes the degree to which a subclass needs the features it inherits from its base class.</text:p>
      <text:p text:style-name="P5">Cohesion refers to the degree to which elements inside a module belong together. In object-oriented programming, if the methods that serve a class tend to be similar in many aspects then the class is said to have high cohesion. Modules with strong cohesion, particularly with functional cohesion, are easier to maintain, they also greatly improve the possibility for reuse. A module has strong cohesion if it represents exactly one task, and all its elements contribute to this task.</text:p>
      <text:p text:style-name="P6">There are multiple types of cohesion, one being operation cohesion; measures the degree<text:s/>to which an operation focuses on a single functional requirement. You should aim for highly cohesive operations in design. Another type of cohesion is Class cohesion; which is the degree to which a class focuses on a single requirement, ensure attribute and operations pertain to the class. And Specialisation cohesion; addresses the semantic cohesion of inheritance hierarchies.</text:p>
      <text:p text:style-name="P7">Tightly/high coupled systems often exhibit developmental characteristics that are often seen as disadvantages. Such as if you were<text:s/>to change one module, it usually forces a ripple effect of changes in other modules, Assembly of modules might require more effort and time due to the increased dependency.<text:s/></text:p>
      <text:p text:style-name="P8">Our assignment makes good use of high Cohesion by making each class very focused on only one certain aspect of the assignment brief, such as having dedicated classes for item, borrower and loanTransaction.<text:s/>Our assignment also has low coupling as you can change any of the classes and they should have very little effect on the overall program, for example if you were to change the items in the item class the rest of the program will now work with the new items and the same goes for the borrowers in the<text:s/>borrower’s<text:s/>class.</text:p>
      <text:p text:style-name="P9"/>
      <text:p text:style-name="P10"/>
      <text:p text:style-name="P11"/>
      <text:p text:style-name="P12"/>
      <text:p text:style-name="P13"/>
      <text:p text:style-name="P14">Implementations<text:s/>of<text:s/>Lists (10mks)</text:p>
      <text:p text:style-name="P15">In computer science the computational complexity, or simply complexity of an algorithm is the<text:s/>amount of resources required for running it. The computational complexity of a problem is the minimum of the complexities of all possible algorithms for this problem. The analysis of algorithms is the determination of the amount of time, storage and/or other resources necessary to execute them. Usually, this involves determining a function that relates the length of an algorithm input to the number of steps it takes (its time complexity) or the number of storage locations it uses (its space complexity). An<text:s/>algorithm is said to be efficient when this function values are small. Since different inputs of the same length may cause the algorithm to have different behaviour.</text:p>
      <text:p text:style-name="P16">A linked list is a collection of data elements, in which linear order is not given by their physical placement in memory. Instead, each element points to the next. It is a data structure consisting of a group of nodes which represent a sequence. This structure allows for efficient insertion or removal of elements from any position in the sequence during iteration. The main benefit of using a linked list over a normal array is that the list elements can be easily inserted or removed without reallocation of the structure, this is because the data items do not need to be stored contiguously in memory. LinkedList allows for constant-time insertions or removals using iterators, but only sequential access of element. Finding a position in the list takes time proportional to the size of the list. A linkedList is made up of a chain of nodes. Linked lists are slow when it comes to random access. <text:s/>Accessing element 99 means you must traverse either forward from the beginning or backward from the end (depending on whether 99 is less than or greater than half the list size), calling next or previous, until you get to that element. Linked lists are fast for inserts and deletes anywhere in the list, since all you do is update a few next and previous pointers of a node.</text:p>
      <text:p text:style-name="P17">ArrayList is part of the collection framework and is present in the java.util package. It provides us dynamic arrays in java. An ArrayList is implemented as a resizable array. As more elements are added to ArrayList, its size is increased dynamically. Its elements can be accessed directly by using the get and set methods, since ArrayList is an array. Array list allows fast random read access, so you can grab any element in constant time. But adding or removing from anywhere but the end requires shifting all the latter elements over, either to make an opening or fill the gap. Also, if you add more elements than the capacity of the underlying array, a new array is allocated. An arraylist uses an array for internal storage. This means it's fast for random access (e.g. get me element 99), because the array index gets you right to that element. <text:s/></text:p>
      <text:p text:style-name="P18">Adding and deleting at the start or middle of the arraylist would be slow, because all the later elements must be copied forward or backward. ArrayList would also give a performance issue when the internal array fills up. The arrayList must create a new array and<text:s/>copy all the elements to it.</text:p>
      <text:p text:style-name="P19">Array list search operation is fast compared to the Linked List search operation. Get (int index) in Array list gives the performance of O (1) while linked List performance is O(n).</text:p>
      <text:soft-page-break/>
      <text:p text:style-name="P20">Array List maintains index based system for its system for its elements as it uses array data Structure implicitly doubly linked list which requires the traversal through all the elements for searching an element.</text:p>
      <text:p text:style-name="P21">Deletion: linked List remove operation give O (1) in best case (while removing last element) linked lists each element maintains two pointers, which point to the both neighbour element in the list. Hence removal only requires change in the pointer location in the two neighbour nodes(elements) of the node which is going to be removed. While in<text:s/>Array List all the elements need to be shifted to fill out the space created by removed element.</text:p>
      <text:p text:style-name="P22">Inserts Performance: LinkedList add methods gives O(1) performance while ArrayList gives 0(n) in worse case. Reason is same as explained for remove.<text:s/></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Investigation:</text:p>
      <text:p text:style-name="P38"/>
      <text:p text:style-name="P39">For the investigation into how long it takes to access an item in a list, to insert and to delete from array lists and linked lists, I first made a java class that would create a text file with a huge number of randomly generated strings, with differing character lengths which can them be read by another class and put into either a linked list or an array list for comparison. The other class I referred too earlier has inside it methods to test the speed of fetching, inserting and deleting from the either a new linkedList of all the text file data or an arrayList of the same data. To test the speed of each of the methods I added a System.nanoTime() method at the start and at the end to see how long the full method took to process. Once I<text:s/>had all the data from the lists I put them into a <text:s/>document and averaged out the fetch, insert and delete times. As I did one hundred of each process I added them all up and divided by 100 to get my overall average time. From these averages I can deduct which of the Lists is faster with which method. <text:s/>I tested both sequential access to the arrays and random-access speeds to see how much of a difference this made in the timings. I also used multiple array sizes to test if the size of the array would affect<text:s/>the timing as expected. I had one array of 169922 strings, one with 234624 strings and one with 3000000 strings.</text:p>
      <text:p text:style-name="P40">Table For 169922 Item lists. Numbers relate to nanoseconds taken to perform their action.</text:p>
      <table:table table:style-name="Table41">
        <table:table-columns>
          <table:table-column table:style-name="TableColumn42"/>
          <table:table-column table:style-name="TableColumn43"/>
          <table:table-column table:style-name="TableColumn44"/>
        </table:table-columns>
        <table:table-row table:style-name="TableRow45">
          <table:table-cell table:style-name="TableCell46">
            <text:p text:style-name="P47">Averages</text:p>
          </table:table-cell>
          <table:table-cell table:style-name="TableCell48">
            <text:p text:style-name="P49">ArrayList</text:p>
          </table:table-cell>
          <table:table-cell table:style-name="TableCell50">
            <text:p text:style-name="P51">LinkedList</text:p>
          </table:table-cell>
        </table:table-row>
        <table:table-row table:style-name="TableRow52">
          <table:table-cell table:style-name="TableCell53">
            <text:p text:style-name="P54">Fetch Sequentially<text:s/></text:p>
          </table:table-cell>
          <table:table-cell table:style-name="TableCell55">
            <text:p text:style-name="P56">351.15</text:p>
          </table:table-cell>
          <table:table-cell table:style-name="TableCell57">
            <text:p text:style-name="P58">8986.4</text:p>
          </table:table-cell>
        </table:table-row>
        <table:table-row table:style-name="TableRow59">
          <table:table-cell table:style-name="TableCell60">
            <text:p text:style-name="P61">Insert Sequentially</text:p>
          </table:table-cell>
          <table:table-cell table:style-name="TableCell62">
            <text:p text:style-name="P63">160951.28</text:p>
          </table:table-cell>
          <table:table-cell table:style-name="TableCell64">
            <text:p text:style-name="P65">5271.03</text:p>
          </table:table-cell>
        </table:table-row>
        <table:table-row table:style-name="TableRow66">
          <table:table-cell table:style-name="TableCell67">
            <text:p text:style-name="P68">Delete Sequentially</text:p>
          </table:table-cell>
          <table:table-cell table:style-name="TableCell69">
            <text:p text:style-name="P70">161223.14</text:p>
          </table:table-cell>
          <table:table-cell table:style-name="TableCell71">
            <text:p text:style-name="P72">4255.37</text:p>
          </table:table-cell>
        </table:table-row>
        <table:table-row table:style-name="TableRow73">
          <table:table-cell table:style-name="TableCell74">
            <text:p text:style-name="P75">Fetch every 500</text:p>
          </table:table-cell>
          <table:table-cell table:style-name="TableCell76">
            <text:p text:style-name="P77">743.86</text:p>
          </table:table-cell>
          <table:table-cell table:style-name="TableCell78">
            <text:p text:style-name="P79">660482.86</text:p>
          </table:table-cell>
        </table:table-row>
        <table:table-row table:style-name="TableRow80">
          <table:table-cell table:style-name="TableCell81">
            <text:p text:style-name="P82">Fetch Randomly</text:p>
          </table:table-cell>
          <table:table-cell table:style-name="TableCell83">
            <text:p text:style-name="P84">1147.84</text:p>
          </table:table-cell>
          <table:table-cell table:style-name="TableCell85">
            <text:p text:style-name="P86">3166477.98</text:p>
          </table:table-cell>
        </table:table-row>
        <table:table-row table:style-name="TableRow87">
          <table:table-cell table:style-name="TableCell88">
            <text:p text:style-name="P89">Insert Randomly</text:p>
          </table:table-cell>
          <table:table-cell table:style-name="TableCell90">
            <text:p text:style-name="P91">78955.93</text:p>
          </table:table-cell>
          <table:table-cell table:style-name="TableCell92">
            <text:p text:style-name="P93">2774530.4</text:p>
          </table:table-cell>
        </table:table-row>
        <table:table-row table:style-name="TableRow94">
          <table:table-cell table:style-name="TableCell95">
            <text:p text:style-name="P96">Delete Randomly</text:p>
          </table:table-cell>
          <table:table-cell table:style-name="TableCell97">
            <text:p text:style-name="P98">125553.14</text:p>
          </table:table-cell>
          <table:table-cell table:style-name="TableCell99">
            <text:p text:style-name="P100">2680897.94</text:p>
          </table:table-cell>
        </table:table-row>
      </table:table>
      <text:p text:style-name="P101"/>
      <text:p text:style-name="P102"/>
      <text:p text:style-name="P103"/>
      <text:p text:style-name="P104"/>
      <text:soft-page-break/>
      <text:p text:style-name="P105">Table For 234624<text:s/>items lists. Numbers relate to nanoseconds taken to perform their action.</text:p>
      <table:table table:style-name="Table106">
        <table:table-columns>
          <table:table-column table:style-name="TableColumn107"/>
          <table:table-column table:style-name="TableColumn108"/>
          <table:table-column table:style-name="TableColumn109"/>
        </table:table-columns>
        <table:table-row table:style-name="TableRow110">
          <table:table-cell table:style-name="TableCell111">
            <text:p text:style-name="P112">Averages</text:p>
          </table:table-cell>
          <table:table-cell table:style-name="TableCell113">
            <text:p text:style-name="P114">ArrayList</text:p>
          </table:table-cell>
          <table:table-cell table:style-name="TableCell115">
            <text:p text:style-name="P116">LinkedList</text:p>
          </table:table-cell>
        </table:table-row>
        <table:table-row table:style-name="TableRow117">
          <table:table-cell table:style-name="TableCell118">
            <text:p text:style-name="P119">Fetch Sequentially<text:s/></text:p>
          </table:table-cell>
          <table:table-cell table:style-name="TableCell120">
            <text:p text:style-name="P121">468.15</text:p>
          </table:table-cell>
          <table:table-cell table:style-name="TableCell122">
            <text:p text:style-name="P123">17855.77</text:p>
          </table:table-cell>
        </table:table-row>
        <table:table-row table:style-name="TableRow124">
          <table:table-cell table:style-name="TableCell125">
            <text:p text:style-name="P126">Insert Sequentially</text:p>
          </table:table-cell>
          <table:table-cell table:style-name="TableCell127">
            <text:p text:style-name="P128">215164.32</text:p>
          </table:table-cell>
          <table:table-cell table:style-name="TableCell129">
            <text:p text:style-name="P130">13068.08</text:p>
          </table:table-cell>
        </table:table-row>
        <table:table-row table:style-name="TableRow131">
          <table:table-cell table:style-name="TableCell132">
            <text:p text:style-name="P133">Delete Sequentially</text:p>
          </table:table-cell>
          <table:table-cell table:style-name="TableCell134">
            <text:p text:style-name="P135">213038.55</text:p>
          </table:table-cell>
          <table:table-cell table:style-name="TableCell136">
            <text:p text:style-name="P137">10047.45</text:p>
          </table:table-cell>
        </table:table-row>
        <table:table-row table:style-name="TableRow138">
          <table:table-cell table:style-name="TableCell139">
            <text:p text:style-name="P140">Fetch every 500</text:p>
          </table:table-cell>
          <table:table-cell table:style-name="TableCell141">
            <text:p text:style-name="P142">1140.34</text:p>
          </table:table-cell>
          <table:table-cell table:style-name="TableCell143">
            <text:p text:style-name="P144">544165.38</text:p>
          </table:table-cell>
        </table:table-row>
        <table:table-row table:style-name="TableRow145">
          <table:table-cell table:style-name="TableCell146">
            <text:p text:style-name="P147">Fetch Randomly</text:p>
          </table:table-cell>
          <table:table-cell table:style-name="TableCell148">
            <text:p text:style-name="P149">547.46</text:p>
          </table:table-cell>
          <table:table-cell table:style-name="TableCell150">
            <text:p text:style-name="P151">3855101.91</text:p>
          </table:table-cell>
        </table:table-row>
        <table:table-row table:style-name="TableRow152">
          <table:table-cell table:style-name="TableCell153">
            <text:p text:style-name="P154">Insert Randomly</text:p>
          </table:table-cell>
          <table:table-cell table:style-name="TableCell155">
            <text:p text:style-name="P156">69663.66</text:p>
          </table:table-cell>
          <table:table-cell table:style-name="TableCell157">
            <text:p text:style-name="P158">3148807.18</text:p>
          </table:table-cell>
        </table:table-row>
        <table:table-row table:style-name="TableRow159">
          <table:table-cell table:style-name="TableCell160">
            <text:p text:style-name="P161">Delete Randomly</text:p>
          </table:table-cell>
          <table:table-cell table:style-name="TableCell162">
            <text:p text:style-name="P163">106371.99</text:p>
          </table:table-cell>
          <table:table-cell table:style-name="TableCell164">
            <text:p text:style-name="P165">3301534.75</text:p>
          </table:table-cell>
        </table:table-row>
      </table:table>
      <text:p text:style-name="P166">Table For 300000 items. Numbers relate to nanoseconds taken to perform their action.</text:p>
      <table:table table:style-name="Table167">
        <table:table-columns>
          <table:table-column table:style-name="TableColumn168"/>
          <table:table-column table:style-name="TableColumn169"/>
          <table:table-column table:style-name="TableColumn170"/>
        </table:table-columns>
        <table:table-row table:style-name="TableRow171">
          <table:table-cell table:style-name="TableCell172">
            <text:p text:style-name="P173">Averages</text:p>
          </table:table-cell>
          <table:table-cell table:style-name="TableCell174">
            <text:p text:style-name="P175">ArrayList</text:p>
          </table:table-cell>
          <table:table-cell table:style-name="TableCell176">
            <text:p text:style-name="P177">LinkedList</text:p>
          </table:table-cell>
        </table:table-row>
        <table:table-row table:style-name="TableRow178">
          <table:table-cell table:style-name="TableCell179">
            <text:p text:style-name="P180">Fetch Sequentially<text:s/></text:p>
          </table:table-cell>
          <table:table-cell table:style-name="TableCell181">
            <text:p text:style-name="P182">336.52</text:p>
          </table:table-cell>
          <table:table-cell table:style-name="TableCell183">
            <text:p text:style-name="P184">14091.67</text:p>
          </table:table-cell>
        </table:table-row>
        <table:table-row table:style-name="TableRow185">
          <table:table-cell table:style-name="TableCell186">
            <text:p text:style-name="P187">Insert Sequentially</text:p>
          </table:table-cell>
          <table:table-cell table:style-name="TableCell188">
            <text:p text:style-name="P189">116924.66</text:p>
          </table:table-cell>
          <table:table-cell table:style-name="TableCell190">
            <text:p text:style-name="P191">14686.56</text:p>
          </table:table-cell>
        </table:table-row>
        <table:table-row table:style-name="TableRow192">
          <table:table-cell table:style-name="TableCell193">
            <text:p text:style-name="P194">Delete Sequentially</text:p>
          </table:table-cell>
          <table:table-cell table:style-name="TableCell195">
            <text:p text:style-name="P196">113971.09</text:p>
          </table:table-cell>
          <table:table-cell table:style-name="TableCell197">
            <text:p text:style-name="P198">8602.18</text:p>
          </table:table-cell>
        </table:table-row>
        <table:table-row table:style-name="TableRow199">
          <table:table-cell table:style-name="TableCell200">
            <text:p text:style-name="P201">Fetch every 500</text:p>
          </table:table-cell>
          <table:table-cell table:style-name="TableCell202">
            <text:p text:style-name="P203">117.16</text:p>
          </table:table-cell>
          <table:table-cell table:style-name="TableCell204">
            <text:p text:style-name="P205">260647.47</text:p>
          </table:table-cell>
        </table:table-row>
        <table:table-row table:style-name="TableRow206">
          <table:table-cell table:style-name="TableCell207">
            <text:p text:style-name="P208">Fetch Randomly</text:p>
          </table:table-cell>
          <table:table-cell table:style-name="TableCell209">
            <text:p text:style-name="P210">675.88</text:p>
          </table:table-cell>
          <table:table-cell table:style-name="TableCell211">
            <text:p text:style-name="P212">5527051.57</text:p>
          </table:table-cell>
        </table:table-row>
        <table:table-row table:style-name="TableRow213">
          <table:table-cell table:style-name="TableCell214">
            <text:p text:style-name="P215">Insert Randomly</text:p>
          </table:table-cell>
          <table:table-cell table:style-name="TableCell216">
            <text:p text:style-name="P217">112583.23</text:p>
          </table:table-cell>
          <table:table-cell table:style-name="TableCell218">
            <text:p text:style-name="P219">5246792.35</text:p>
          </table:table-cell>
        </table:table-row>
        <table:table-row table:style-name="TableRow220">
          <table:table-cell table:style-name="TableCell221">
            <text:p text:style-name="P222">Delete Randomly</text:p>
          </table:table-cell>
          <table:table-cell table:style-name="TableCell223">
            <text:p text:style-name="P224">180883.82</text:p>
          </table:table-cell>
          <table:table-cell table:style-name="TableCell225">
            <text:p text:style-name="P226">5085259.62</text:p>
          </table:table-cell>
        </table:table-row>
      </table:table>
      <text:p text:style-name="P227"/>
      <text:p text:style-name="P228">Conclusion From<text:s/>results:</text:p>
      <text:p text:style-name="P229">From the extensive testing I have done I have good figures that I can use to help me draw some conclusions about the efficiency of some of the different methods that both these Lists provide. The first and probably most obvious conclusion that I can draw is that the LinkedList is almost always slower at fetching any result back than the array list. And this is only amplified but increasing the amount of data that the list has to search through at first to find the data. Another simple conclusion that I can find based on this data is that in all contexts that linked list is quicker at inserting data than the array list. Although there didn’t seem to be a correlation between the Array list insert time and the amount of data in the list due to the middle number of items in the list having a slower insert average than both the higher number and the lower number, there does seem to be a correlation between LinkedList insert speed and the amount of data in the list as it always increased with the size of the list. The last method to be discussed sequentially is the delete method, and in every case I found that the Linked list was faster than the array list while both seem to slightly slow down in speed with more items in the list.</text:p>
      <text:p text:style-name="P230"/>
      <text:soft-page-break/>
      <text:p text:style-name="P231">Now looking at randomly accessed elements its quite clear which of the two lists is faster than the other. The Array list is far superior to the Linked list in all the methods if randomly accessed. Fetching using array list random access not only has an impressive speed about it but it also seems unaffected by the size of the Array, while Linked list starts off slower than Array list and as the amount of data in the array increases its speed decreases massively. The same can be said for both other methods as well as the LinkedList<text:s/>speed starts off worse than the Array list and once again spirals out of control when adding more and more data, while arrayList seems relatively unaffected by the size of the array.</text:p>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References:</text:p>
      <text:p text:style-name="P250"/>
      <text:p text:style-name="Normal"><text:a xlink:href="https://www.researchgate.net/profile/Johann_Eder/publication/2341329_Coupling_and_Cohesion_in_Object-Oriented_Systems/links/00b49526a89655aaf5000000.pdf" office:target-frame-name="_top" xlink:show="replace"><text:span text:style-name="T251">https://www.researchgate.net/profile/Johann_Eder/publication/2341329_Coupling_and_Cohesi</text:span><text:span text:style-name="T252">on_in_Object-Oriented_Systems/links/00b49526a89655aaf5000000.pdf</text:span></text:a></text:p>
      <text:p text:style-name="P253">ISO/IEC TR 19759:2005, Software Engineering — Guide to the Software Engineering Body of Knowledge (SWEBOK)</text:p>
      <text:p text:style-name="Normal"><text:a xlink:href="http://javahungry.blogspot.com/2015/04/difference-between-arraylist-and-linkedlist-in-java-example.html" office:target-frame-name="_top" xlink:show="replace"><text:span text:style-name="Hyperlink">http://javahungry.blogspot.com/2015/04/difference-between-arraylist-and-linkedlist-in-java-example.html</text:span></text:a></text:p>
      <text:p text:style-name="Normal"><text:a xlink:href="http://cgweb1.northumbria.ac.uk/SubjectAreaResources/KF5008/W5/ListsQueuesStacks.pdf" office:target-frame-name="_top" xlink:show="replace"><text:span text:style-name="Hyperlink">http://cgweb1.northumbria.ac.uk/SubjectAreaResources/KF5008/W5/ListsQueuesStacks.pdf</text:span></text:a></text:p>
      <text:p text:style-name="Normal"><text:a xlink:href="https://www.programcreek.com/2013/03/arraylist-vs-linkedlist-vs-vector/" office:target-frame-name="_top" xlink:show="replace"><text:span text:style-name="Hyperlink">https://www.p</text:span><text:span text:style-name="Hyperlink">rogramcreek.com/2013/03/arraylist-vs-linkedlist-vs-vector/</text:span></text:a></text:p>
      <text:p text:style-name="Normal"><text:a xlink:href="http://bigocheatsheet.com/" office:target-frame-name="_top" xlink:show="replace"><text:span text:style-name="Hyperlink">http://bigocheatsheet.com/</text:span></text:a></text:p>
      <text:p text:style-name="Normal"><text:a xlink:href="https://courses.cs.washington.edu/courses/cse403/96sp/coupling-cohesion.html" office:target-frame-name="_top" xlink:show="replace"><text:span text:style-name="Hyperlink">https://courses.cs.washington.edu/courses/cse403/96sp/coupling-cohesion.html</text:span></text:a></text:p>
      <text:p text:style-name="Normal"><text:a xlink:href="https://dzone.com/articles/arraylist-vs-linkedlist-vs" office:target-frame-name="_top" xlink:show="replace"><text:span text:style-name="Hyperlink">https://dzone.com/articles/arraylist-vs-linkedlist-vs</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trench</meta:initial-creator>
    <dc:creator>alex.trench</dc:creator>
    <meta:creation-date>2017-11-29T20:29:00Z</meta:creation-date>
    <dc:date>2017-12-10T21:21:00Z</dc:date>
    <meta:template xlink:href="Normal" xlink:type="simple"/>
    <meta:editing-cycles>76</meta:editing-cycles>
    <meta:editing-duration>PT58980S</meta:editing-duration>
    <meta:document-statistic meta:page-count="7" meta:paragraph-count="25" meta:word-count="1914" meta:character-count="12801" meta:row-count="90" meta:non-whitespace-character-count="10912"/>
  </office:meta>
</office:document-meta>
</file>